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image/jpeg" manifest:full-path="Pictures/100000000000015E000001220DE5647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1.9cm"/>
    </style:style>
    <style:style style:name="gr4" style:family="graphic" style:parent-style-name="standard">
      <style:graphic-properties svg:stroke-width="0.06cm" svg:stroke-color="#000080" draw:marker-start-width="0.29cm" draw:marker-end="Arrow" draw:marker-end-width="0.39cm" draw:textarea-horizontal-align="center" draw:textarea-vertical-align="middle" fo:padding-top="0.155cm" fo:padding-bottom="0.155cm" fo:padding-left="0.28cm" fo:padding-right="0.28cm"/>
    </style:style>
    <style:style style:name="gr5" style:family="graphic" style:parent-style-name="standard" style:list-style-name="L1">
      <style:graphic-properties draw:stroke-dash="Dash_20_2" svg:stroke-width="0.01cm" svg:stroke-color="#000080" draw:marker-start="" draw:marker-start-width="0.315cm" draw:marker-start-center="false" draw:marker-end="" draw:marker-end-width="0.315cm" draw:marker-end-center="false" svg:stroke-opacity="100%" draw:stroke-linejoin="round" draw:fill="solid" draw:fill-color="#e6e6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-dash="Dash_20_2" svg:stroke-width="0.01cm" svg:stroke-color="#000080" draw:marker-start="" draw:marker-start-width="0.315cm" draw:marker-start-center="false" draw:marker-end="" draw:marker-end-width="0.315cm" draw:marker-end-center="false" svg:stroke-opacity="100%" draw:stroke-linejoin="round" draw:fill="solid" draw:fill-color="#e6e6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none" draw:stroke-dash="Dash_20_2" svg:stroke-width="0.01cm" svg:stroke-color="#000080" draw:marker-start="" draw:marker-start-width="0.315cm" draw:marker-start-center="false" draw:marker-end="" draw:marker-end-width="0.31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draw:fit-to-contour="false" fo:max-height="0cm" fo:max-width="0cm" fo:min-height="0.401cm" fo:min-width="0.194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-dash="Dash_20_2" svg:stroke-width="0.01cm" svg:stroke-color="#000080" draw:marker-start="" draw:marker-start-width="0.315cm" draw:marker-start-center="false" draw:marker-end="" draw:marker-end-width="0.315cm" draw:marker-end-center="false" svg:stroke-opacity="100%" draw:stroke-linejoin="round" draw:fill="solid" draw:fill-color="#e6e6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-dash="Dash_20_2" svg:stroke-width="0.01cm" svg:stroke-color="#000080" draw:marker-start="" draw:marker-start-width="0.315cm" draw:marker-start-center="false" draw:marker-end="" draw:marker-end-width="0.315cm" draw:marker-end-center="false" svg:stroke-opacity="100%" draw:stroke-linejoin="round" draw:fill="solid" draw:fill-color="#e6e6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none" draw:stroke-dash="Dash_20_2" svg:stroke-width="0.01cm" svg:stroke-color="#000080" draw:marker-start="" draw:marker-start-width="0.315cm" draw:marker-start-center="false" draw:marker-end="" draw:marker-end-width="0.31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draw:fit-to-contour="false" fo:max-height="0cm" fo:max-width="0cm" fo:min-height="0.539cm" fo:min-width="1.43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draw:stroke-dash="Dash_20_2" svg:stroke-width="0.01cm" svg:stroke-color="#000080" draw:marker-start="" draw:marker-start-width="0.315cm" draw:marker-start-center="false" draw:marker-end="" draw:marker-end-width="0.31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draw:fit-to-contour="false" fo:max-height="0cm" fo:max-width="0cm" fo:min-height="0.401cm" fo:min-width="0.194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none" draw:stroke-dash="Dash_20_2" svg:stroke-width="0.01cm" svg:stroke-color="#000080" draw:marker-start="" draw:marker-start-width="0.315cm" draw:marker-start-center="false" draw:marker-end="" draw:marker-end-width="0.31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draw:fit-to-contour="false" fo:max-height="0cm" fo:max-width="0cm" fo:min-height="0.402cm" fo:min-width="0.194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objectwithoutfill">
      <style:graphic-properties svg:stroke-width="0.06cm" svg:stroke-color="#000080" draw:marker-start-width="0.29cm" draw:marker-end="Arrow" draw:marker-end-width="0.29cm" draw:fill="none" draw:textarea-horizontal-align="center" draw:textarea-vertical-align="middle" fo:padding-top="0.155cm" fo:padding-bottom="0.155cm" fo:padding-left="0.28cm" fo:padding-right="0.28cm"/>
    </style:style>
    <style:style style:name="gr14" style:family="graphic" style:parent-style-name="standard" style:list-style-name="L1">
      <style:graphic-properties draw:stroke-dash="Dash_20_2" svg:stroke-width="0.01cm" svg:stroke-color="#000080" draw:marker-start="" draw:marker-start-width="0.315cm" draw:marker-start-center="false" draw:marker-end="" draw:marker-end-width="0.315cm" draw:marker-end-center="false" svg:stroke-opacity="100%" draw:stroke-linejoin="round" draw:fill="solid" draw:fill-color="#e6e6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none" draw:stroke-dash="Dash_20_2" svg:stroke-width="0.01cm" svg:stroke-color="#000080" draw:marker-start="" draw:marker-start-width="0.315cm" draw:marker-start-center="false" draw:marker-end="" draw:marker-end-width="0.31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draw:fit-to-contour="false" fo:max-height="0cm" fo:max-width="0cm" fo:min-height="0.477cm" fo:min-width="1.549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none" draw:stroke-dash="Dash_20_2" svg:stroke-width="0.01cm" svg:stroke-color="#000080" draw:marker-start="" draw:marker-start-width="0.315cm" draw:marker-start-center="false" draw:marker-end="" draw:marker-end-width="0.31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draw:fit-to-contour="false" fo:max-height="0cm" fo:max-width="0cm" fo:min-height="0.35cm" fo:min-width="0.194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>
      <style:graphic-properties svg:stroke-color="#000080" draw:fill="solid" draw:fill-color="#e6e6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letter-spacing="normal" fo:language="en" fo:country="NZ" fo:text-shadow="none" style:text-underline-style="none" style:text-underline-mode="continuous" style:text-overline-mode="continuous" style:text-line-through-mode="continuous" style:letter-kerning="true" style:font-family-asian="'DejaVu Sans'" style:font-family-generic-asian="system" style:font-pitch-asian="variable" style:language-asian="zh" style:country-asian="CN" style:font-family-complex="'DejaVu Sans'" style:font-family-generic-complex="system" style:font-pitch-complex="variable" style:language-complex="hi" style:country-complex="IN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2pt" fo:letter-spacing="normal" fo:language="en" fo:country="NZ" fo:font-style="italic" fo:text-shadow="none" style:text-underline-style="none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2pt" style:language-asian="zh" style:country-asian="CN" style:font-style-asian="italic" style:font-family-complex="'DejaVu Sans'" style:font-family-generic-complex="system" style:font-pitch-complex="variable" style:font-size-complex="12pt" style:language-complex="hi" style:country-complex="IN" style:font-style-complex="italic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6pt" fo:letter-spacing="normal" fo:language="en" fo:country="NZ" fo:font-style="normal" fo:text-shadow="none" style:text-underline-style="none" fo:font-weight="bold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6pt" style:language-asian="zh" style:country-asian="CN" style:font-style-asian="normal" style:font-weight-asian="bold" style:font-family-complex="'DejaVu Sans'" style:font-family-generic-complex="system" style:font-pitch-complex="variable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6pt" fo:letter-spacing="normal" fo:language="en" fo:country="NZ" fo:font-style="italic" fo:text-shadow="none" style:text-underline-style="none" fo:font-weight="bold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6pt" style:language-asian="zh" style:country-asian="CN" style:font-style-asian="italic" style:font-weight-asian="bold" style:font-family-complex="'DejaVu Sans'" style:font-family-generic-complex="system" style:font-pitch-complex="variable" style:font-size-complex="16pt" style:language-complex="hi" style:country-complex="IN" style:font-style-complex="italic" style:font-weight-complex="bold" style:text-emphasize="none" style:text-scale="100%" style:font-relief="none" style:text-overline-style="none" style:text-overline-color="font-color" fo:hyphenate="false"/>
    </style:style>
    <style:style style:name="P8" style:family="paragraph">
      <style:text-properties fo:font-size="12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font-size="12pt" fo:letter-spacing="normal" fo:language="en" fo:country="NZ" fo:font-style="italic" fo:text-shadow="none" style:text-underline-style="none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2pt" style:language-asian="zh" style:country-asian="CN" style:font-style-asian="italic" style:font-family-complex="'DejaVu Sans'" style:font-family-generic-complex="system" style:font-pitch-complex="variable" style:font-size-complex="12pt" style:language-complex="hi" style:country-complex="IN" style:font-style-complex="italic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font-size="16pt" fo:letter-spacing="normal" fo:language="en" fo:country="NZ" fo:font-style="normal" fo:text-shadow="none" style:text-underline-style="none" fo:font-weight="bold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6pt" style:language-asian="zh" style:country-asian="CN" style:font-style-asian="normal" style:font-weight-asian="bold" style:font-family-complex="'DejaVu Sans'" style:font-family-generic-complex="system" style:font-pitch-complex="variable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font-size="16pt" fo:letter-spacing="normal" fo:language="en" fo:country="NZ" fo:text-shadow="none" style:text-underline-style="none" fo:font-weight="bold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6pt" style:language-asian="zh" style:country-asian="CN" style:font-weight-asian="bold" style:font-family-complex="'DejaVu Sans'" style:font-family-generic-complex="system" style:font-pitch-complex="variable" style:font-size-complex="16pt" style:language-complex="hi" style:country-complex="IN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0.15cm" svg:x="6.5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7.475cm" svg:height="6.15cm" svg:x="10.684cm" svg:y="4.15cm">
          <draw:image xlink:href="Pictures/100000000000015E000001220DE5647C.jpg" xlink:type="simple" xlink:show="embed" xlink:actuate="onLoad">
            <text:p/>
          </draw:image>
        </draw:frame>
        <draw:frame draw:style-name="gr3" draw:text-style-name="P2" draw:layer="layout" svg:width="6.047cm" svg:height="1.195cm" svg:x="11.3cm" svg:y="2.205cm">
          <draw:text-box>
            <text:p><text:span text:style-name="T1">ActorJS</text:span></text:p>
          </draw:text-box>
        </draw:frame>
        <draw:line draw:style-name="gr4" draw:text-style-name="P1" draw:layer="layout" svg:x1="10.85cm" svg:y1="6.6cm" svg:x2="14.4cm" svg:y2="6.55cm">
          <text:p/>
        </draw:line>
        <draw:custom-shape draw:style-name="gr5" draw:text-style-name="P3" draw:layer="layout" svg:width="4.199cm" svg:height="3.588cm" svg:x="7.051cm" svg:y="5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" draw:text-style-name="P3" draw:layer="layout" svg:width="0.412cm" svg:height="0.412cm" svg:x="6.85cm" svg:y="6.4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5" draw:layer="layout" svg:width="2.898cm" svg:height="0.725cm" svg:x="7.202cm" svg:y="6.3cm">
            <draw:text-box>
              <text:p text:style-name="P4"><text:span text:style-name="T2">setColor</text:span></text:p>
            </draw:text-box>
          </draw:frame>
          <draw:custom-shape draw:style-name="gr8" draw:text-style-name="P3" draw:layer="layout" svg:width="0.412cm" svg:height="0.412cm" svg:x="6.85cm" svg:y="7.1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0.412cm" svg:height="0.412cm" svg:x="6.85cm" svg:y="7.8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text-style-name="P6" draw:layer="layout" svg:width="4cm" svg:height="0.878cm" svg:x="7.1cm" svg:y="5.1cm">
          <draw:text-box>
            <text:p text:style-name="P4"><text:span text:style-name="T3">myTeapot</text:span></text:p>
          </draw:text-box>
        </draw:frame>
        <draw:g>
          <draw:frame draw:style-name="gr11" draw:text-style-name="P5" draw:layer="layout" svg:width="3.797cm" svg:height="0.725cm" svg:x="7.203cm" svg:y="7cm">
            <draw:text-box>
              <text:p text:style-name="P4"><text:span text:style-name="T2">startSpinning</text:span></text:p>
            </draw:text-box>
          </draw:frame>
          <draw:frame draw:style-name="gr12" draw:text-style-name="P5" draw:layer="layout" svg:width="3.797cm" svg:height="0.725cm" svg:x="7.204cm" svg:y="7.7cm">
            <draw:text-box>
              <text:p text:style-name="P4"><text:span text:style-name="T2">stopSpinning</text:span></text:p>
            </draw:text-box>
          </draw:frame>
        </draw:g>
        <draw:polyline draw:style-name="gr13" draw:text-style-name="P1" draw:layer="layout" svg:width="2.349cm" svg:height="3.449cm" draw:transform="rotate (-1.57079632679579) translate (12.5cm 9.05cm)" svg:viewBox="0 0 2350 3450" draw:points="1141,-21550 2350,-21550 2350,-25000 0,-25000 134,-25000">
          <text:p/>
        </draw:polyline>
        <draw:g>
          <draw:custom-shape draw:style-name="gr14" draw:text-style-name="P3" draw:layer="layout" svg:width="4.199cm" svg:height="1.638cm" svg:x="7.045cm" svg:y="9.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7" draw:layer="layout" svg:width="4.1cm" svg:height="0.878cm" svg:x="7.1cm" svg:y="9.228cm">
            <draw:text-box>
              <text:p text:style-name="P4"><text:span text:style-name="T4">myCamera</text:span></text:p>
            </draw:text-box>
          </draw:frame>
          <draw:g>
            <draw:frame draw:style-name="gr16" draw:text-style-name="P5" draw:layer="layout" svg:width="2.898cm" svg:height="0.725cm" svg:x="7.196cm" svg:y="10.028cm">
              <draw:text-box>
                <text:p text:style-name="P4"><text:span text:style-name="T2">setEye</text:span></text:p>
              </draw:text-box>
            </draw:frame>
          </draw:g>
        </draw:g>
        <draw:custom-shape draw:style-name="gr17" draw:text-style-name="P1" draw:layer="layout" svg:width="0.412cm" svg:height="0.412cm" svg:x="6.85cm" svg:y="10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1.704cm" svg:height="0.725cm" svg:x="8cm" svg:y="3.975cm">
          <draw:text-box>
            <text:p><text:span text:style-name="T5">Actors</text:span></text:p>
          </draw:text-box>
        </draw:frame>
        <draw:frame draw:style-name="gr18" draw:text-style-name="P8" draw:layer="layout" svg:width="3.851cm" svg:height="0.725cm" svg:x="13.096cm" svg:y="10.55cm">
          <draw:text-box>
            <text:p><text:span text:style-name="T5">(your wicked app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indsay </meta:initial-creator>
    <meta:creation-date>2012-12-01T17:17:04</meta:creation-date>
    <dc:date>2012-12-16T21:56:04</dc:date>
    <dc:creator>lindsay </dc:creator>
    <meta:editing-duration>PT00H15M56S</meta:editing-duration>
    <meta:editing-cycles>2</meta:editing-cycles>
    <meta:generator>OpenOffice.org/3.2$Unix OpenOffice.org_project/320m12$Build-9483</meta:generator>
    <meta:document-statistic meta:object-count="23"/>
  </office:meta>
</office:document-meta>
</file>